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 fo:font-weight="normal" style:font-weight-asian="normal" style:font-weight-complex="normal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 style:data-style-name="N2">
      <style:text-properties style:font-name="Ubuntu" fo:font-weight="bold" style:font-weight-asian="bold" style:font-weight-complex="bold"/>
    </style:style>
    <style:style style:name="ce5" style:family="table-cell" style:parent-style-name="Default" style:data-style-name="N2">
      <style:text-properties style:font-name="Ubuntu"/>
    </style:style>
    <style:style style:name="ce6" style:family="table-cell" style:parent-style-name="Default" style:data-style-name="N11">
      <style:text-properties style:font-name="Ubuntu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number-columns-repeated="1017" table:default-cell-style-name="ce3"/>
        <table:table-row table:style-name="ro1">
          <table:table-cell table:style-name="ce1" office:value-type="string">
            <text:p>DB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Lists</text:p>
          </table:table-cell>
          <table:table-cell table:style-name="ce1" office:value-type="string">
            <text:p>Items per list</text:p>
          </table:table-cell>
          <table:table-cell table:style-name="ce1" office:value-type="string">
            <text:p>description</text:p>
          </table:table-cell>
          <table:table-cell table:style-name="ce4" office:value-type="string">
            <text:p>total time (sec)</text:p>
          </table:table-cell>
          <table:table-cell table:style-name="ce4" office:value-type="string">
            <text:p>ms per lis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ist.create! + list.items.create!</text:p>
          </table:table-cell>
          <table:table-cell office:value-type="float" office:value="0.867352">
            <text:p>0.87</text:p>
          </table:table-cell>
          <table:table-cell table:formula="of:=[.F2]/[.C2]*1000" office:value-type="float" office:value="86.7352">
            <text:p>86.7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ist.create! + list.items.create!</text:p>
          </table:table-cell>
          <table:table-cell office:value-type="float" office:value="1.859737">
            <text:p>1.86</text:p>
          </table:table-cell>
          <table:table-cell table:formula="of:=[.F3]/[.C3]*1000" office:value-type="float" office:value="185.9737">
            <text:p>185.9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List.create! + list.items.create!</text:p>
          </table:table-cell>
          <table:table-cell office:value-type="float" office:value="10.124649">
            <text:p>10.12</text:p>
          </table:table-cell>
          <table:table-cell table:formula="of:=[.F4]/[.C4]*1000" office:value-type="float" office:value="1012.4649">
            <text:p>1012.4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List.create! + list.items.create!</text:p>
          </table:table-cell>
          <table:table-cell office:value-type="float" office:value="98.652147">
            <text:p>98.65</text:p>
          </table:table-cell>
          <table:table-cell table:formula="of:=[.F5]/[.C5]*1000" office:value-type="float" office:value="9865.2147">
            <text:p>9865.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List.create! + list.items.create!</text:p>
          </table:table-cell>
          <table:table-cell office:value-type="float" office:value="9.37367">
            <text:p>9.37</text:p>
          </table:table-cell>
          <table:table-cell table:formula="of:=[.F6]/[.C6]*1000" office:value-type="float" office:value="93.7367">
            <text:p>93.7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List.create! + list.items.create!</text:p>
          </table:table-cell>
          <table:table-cell office:value-type="float" office:value="19.667872">
            <text:p>19.67</text:p>
          </table:table-cell>
          <table:table-cell table:formula="of:=[.F7]/[.C7]*1000" office:value-type="float" office:value="196.67872">
            <text:p>196.6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List.create! + list.items.create!</text:p>
          </table:table-cell>
          <table:table-cell office:value-type="float" office:value="110.888457">
            <text:p>110.89</text:p>
          </table:table-cell>
          <table:table-cell table:formula="of:=[.F8]/[.C8]*1000" office:value-type="float" office:value="1108.88457">
            <text:p>1108.8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ist.create! + Item.create!</text:p>
          </table:table-cell>
          <table:table-cell office:value-type="float" office:value="0.910441531">
            <text:p>0.91</text:p>
          </table:table-cell>
          <table:table-cell table:formula="of:=[.F9]/[.C9]*1000" office:value-type="float" office:value="91.0441531">
            <text:p>91.0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ist.create! + Item.create!</text:p>
          </table:table-cell>
          <table:table-cell office:value-type="float" office:value="1.903359661">
            <text:p>1.90</text:p>
          </table:table-cell>
          <table:table-cell table:formula="of:=[.F10]/[.C10]*1000" office:value-type="float" office:value="190.3359661">
            <text:p>190.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List.create! + Item.create!</text:p>
          </table:table-cell>
          <table:table-cell office:value-type="float" office:value="10.863507605">
            <text:p>10.86</text:p>
          </table:table-cell>
          <table:table-cell table:formula="of:=[.F11]/[.C11]*1000" office:value-type="float" office:value="1086.3507605">
            <text:p>1086.3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table:style-name="ce1" office:value-type="string">
            <text:p>ActiveRecord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List.create! + Item.create!</text:p>
          </table:table-cell>
          <table:table-cell table:style-name="ce4" office:value-type="float" office:value="98.630082107">
            <text:p>98.63</text:p>
          </table:table-cell>
          <table:table-cell table:style-name="ce4" table:formula="of:=[.F12]/[.C12]*1000" office:value-type="float" office:value="9863.0082107">
            <text:p>9863.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0.843198594">
            <text:p>0.84</text:p>
          </table:table-cell>
          <table:table-cell table:formula="of:=[.F13]/[.C13]*1000" office:value-type="float" office:value="84.3198594">
            <text:p>84.3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list.items.build + list.save</text:p>
          </table:table-cell>
          <table:table-cell office:value-type="float" office:value="0.868344144">
            <text:p>0.87</text:p>
          </table:table-cell>
          <table:table-cell table:formula="of:=[.F14]/[.C14]*1000" office:value-type="float" office:value="86.8344144">
            <text:p>86.8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list.items.build + list.save</text:p>
          </table:table-cell>
          <table:table-cell office:value-type="float" office:value="1.077511807">
            <text:p>1.08</text:p>
          </table:table-cell>
          <table:table-cell table:formula="of:=[.F15]/[.C15]*1000" office:value-type="float" office:value="107.7511807">
            <text:p>107.7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table:style-name="ce1" office:value-type="string">
            <text:p>ActiveRecord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<text:s/>list.items.build + list.save</text:p>
          </table:table-cell>
          <table:table-cell table:style-name="ce4" office:value-type="float" office:value="1.591460632">
            <text:p>1.59</text:p>
          </table:table-cell>
          <table:table-cell table:style-name="ce4" table:formula="of:=[.F16]/[.C16]*1000" office:value-type="float" office:value="159.1460632">
            <text:p>159.15</text:p>
          </table:table-cell>
          <table:table-cell table:style-name="ce6" table:formula="of:=[.G16]/[.G12]" office:value-type="percentage" office:value="0.0161356514970097">
            <text:p>1.61%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9.393829436">
            <text:p>9.39</text:p>
          </table:table-cell>
          <table:table-cell table:formula="of:=[.F17]/[.C17]*1000" office:value-type="float" office:value="93.93829436">
            <text:p>93.9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list.items.build + list.save</text:p>
          </table:table-cell>
          <table:table-cell office:value-type="float" office:value="9.401964387">
            <text:p>9.40</text:p>
          </table:table-cell>
          <table:table-cell table:formula="of:=[.F18]/[.C18]*1000" office:value-type="float" office:value="94.01964387">
            <text:p>94.0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list.items.build + list.save</text:p>
          </table:table-cell>
          <table:table-cell office:value-type="float" office:value="10.853655528">
            <text:p>10.85</text:p>
          </table:table-cell>
          <table:table-cell table:formula="of:=[.F19]/[.C19]*1000" office:value-type="float" office:value="108.53655528">
            <text:p>108.5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<text:s/>list.items.build + list.save</text:p>
          </table:table-cell>
          <table:table-cell office:value-type="float" office:value="15.928354437">
            <text:p>15.93</text:p>
          </table:table-cell>
          <table:table-cell table:formula="of:=[.F20]/[.C20]*1000" office:value-type="float" office:value="159.28354437">
            <text:p>159.2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97.574419728">
            <text:p>97.57</text:p>
          </table:table-cell>
          <table:table-cell table:formula="of:=[.F21]/[.C21]*1000" office:value-type="float" office:value="97.574419728">
            <text:p>97.5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LITE</text:p>
          </table:table-cell>
          <table:table-cell table:style-name="ce1" office:value-type="string">
            <text:p>ActiveRecord3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list.items.build + list.save</text:p>
          </table:table-cell>
          <table:table-cell table:style-name="ce4" office:value-type="float" office:value="101.760881312">
            <text:p>101.76</text:p>
          </table:table-cell>
          <table:table-cell table:style-name="ce4" table:formula="of:=[.F22]/[.C22]*1000" office:value-type="float" office:value="101.760881312">
            <text:p>101.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004013987">
            <text:p>0.00</text:p>
          </table:table-cell>
          <table:table-cell table:formula="of:=[.F24]/[.C24]*1000" office:value-type="float" office:value="0.4013987">
            <text:p>0.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List.create + list.items.create</text:p>
          </table:table-cell>
          <table:table-cell office:value-type="float" office:value="0.010958778">
            <text:p>0.01</text:p>
          </table:table-cell>
          <table:table-cell table:formula="of:=[.F25]/[.C25]*1000" office:value-type="float" office:value="1.0958778">
            <text:p>1.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0.044282916">
            <text:p>0.04</text:p>
          </table:table-cell>
          <table:table-cell table:formula="of:=[.F26]/[.C26]*1000" office:value-type="float" office:value="4.4282916">
            <text:p>4.43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Mongoid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<text:s/>List.create + list.items.create</text:p>
          </table:table-cell>
          <table:table-cell table:style-name="ce4" office:value-type="float" office:value="0.367076353">
            <text:p>0.37</text:p>
          </table:table-cell>
          <table:table-cell table:style-name="ce4" table:formula="of:=[.F27]/[.C27]*1000" office:value-type="float" office:value="36.7076353">
            <text:p>36.71</text:p>
          </table:table-cell>
          <table:table-cell table:style-name="ce6" table:formula="of:=[.G27]/[.G12]" office:value-type="percentage" office:value="0.00372174842764272">
            <text:p>0.37%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031132239">
            <text:p>0.03</text:p>
          </table:table-cell>
          <table:table-cell table:formula="of:=[.F28]/[.C28]*1000" office:value-type="float" office:value="0.31132239">
            <text:p>0.3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List.create + list.items.create</text:p>
          </table:table-cell>
          <table:table-cell office:value-type="float" office:value="0.087893918">
            <text:p>0.09</text:p>
          </table:table-cell>
          <table:table-cell table:formula="of:=[.F29]/[.C29]*1000" office:value-type="float" office:value="0.87893918">
            <text:p>0.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0.40136225">
            <text:p>0.40</text:p>
          </table:table-cell>
          <table:table-cell table:formula="of:=[.F30]/[.C30]*1000" office:value-type="float" office:value="4.0136225">
            <text:p>4.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<text:s/>List.create + list.items.create</text:p>
          </table:table-cell>
          <table:table-cell office:value-type="float" office:value="3.748917684">
            <text:p>3.75</text:p>
          </table:table-cell>
          <table:table-cell table:formula="of:=[.F31]/[.C31]*1000" office:value-type="float" office:value="37.48917684">
            <text:p>37.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335176793">
            <text:p>0.34</text:p>
          </table:table-cell>
          <table:table-cell table:formula="of:=[.F32]/[.C32]*1000" office:value-type="float" office:value="0.335176793">
            <text:p>0.34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Mongoid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List.create + list.items.create</text:p>
          </table:table-cell>
          <table:table-cell table:style-name="ce4" office:value-type="float" office:value="0.755412233">
            <text:p>0.76</text:p>
          </table:table-cell>
          <table:table-cell table:style-name="ce4" table:formula="of:=[.F33]/[.C33]*1000" office:value-type="float" office:value="0.755412233">
            <text:p>0.76</text:p>
          </table:table-cell>
          <table:table-cell table:style-name="ce6" table:formula="of:=[.G33]/[.G22]" office:value-type="percentage" office:value="0.00742340497901053">
            <text:p>0.74%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4.094004267">
            <text:p>4.09</text:p>
          </table:table-cell>
          <table:table-cell table:formula="of:=[.F34]/[.C34]*1000" office:value-type="float" office:value="4.094004267">
            <text:p>4.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string">
            <text:p><text:s/>List.create + list.items.create</text:p>
          </table:table-cell>
          <table:table-cell office:value-type="float" office:value="37.937436706">
            <text:p>37.94</text:p>
          </table:table-cell>
          <table:table-cell table:formula="of:=[.F35]/[.C35]*1000" office:value-type="float" office:value="37.937436706">
            <text:p>37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005374839">
            <text:p>0.01</text:p>
          </table:table-cell>
          <table:table-cell table:formula="of:=[.F37]/[.C37]*1000" office:value-type="float" office:value="0.5374839">
            <text:p>0.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List.create + list.items.create</text:p>
          </table:table-cell>
          <table:table-cell office:value-type="float" office:value="0.011172228">
            <text:p>0.01</text:p>
          </table:table-cell>
          <table:table-cell table:formula="of:=[.F38]/[.C38]*1000" office:value-type="float" office:value="1.1172228">
            <text:p>1.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0.073049869">
            <text:p>0.07</text:p>
          </table:table-cell>
          <table:table-cell table:formula="of:=[.F39]/[.C39]*1000" office:value-type="float" office:value="7.3049869">
            <text:p>7.3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Mongoid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<text:s/>List.create + list.items.create</text:p>
          </table:table-cell>
          <table:table-cell table:style-name="ce4" office:value-type="float" office:value="0.191784282">
            <text:p>0.19</text:p>
          </table:table-cell>
          <table:table-cell table:style-name="ce4" table:formula="of:=[.F40]/[.C40]*1000" office:value-type="float" office:value="19.1784282">
            <text:p>19.18</text:p>
          </table:table-cell>
          <table:table-cell table:style-name="ce6" table:formula="of:=[.G40]/[.G12]" office:value-type="percentage" office:value="0.00194448060777178">
            <text:p>0.19%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04017327">
            <text:p>0.04</text:p>
          </table:table-cell>
          <table:table-cell table:formula="of:=[.F41]/[.C41]*1000" office:value-type="float" office:value="0.4017327">
            <text:p>0.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List.create + list.items.create</text:p>
          </table:table-cell>
          <table:table-cell office:value-type="float" office:value="0.101103507">
            <text:p>0.10</text:p>
          </table:table-cell>
          <table:table-cell table:formula="of:=[.F42]/[.C42]*1000" office:value-type="float" office:value="1.01103507">
            <text:p>1.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0.269231171">
            <text:p>0.27</text:p>
          </table:table-cell>
          <table:table-cell table:formula="of:=[.F43]/[.C43]*1000" office:value-type="float" office:value="2.69231171">
            <text:p>2.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<text:s/>List.create + list.items.create</text:p>
          </table:table-cell>
          <table:table-cell office:value-type="float" office:value="2.056548216">
            <text:p>2.06</text:p>
          </table:table-cell>
          <table:table-cell table:formula="of:=[.F44]/[.C44]*1000" office:value-type="float" office:value="20.56548216">
            <text:p>20.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445277879">
            <text:p>0.45</text:p>
          </table:table-cell>
          <table:table-cell table:formula="of:=[.F45]/[.C45]*1000" office:value-type="float" office:value="0.445277879">
            <text:p>0.4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Mongoid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List.create + list.items.create</text:p>
          </table:table-cell>
          <table:table-cell table:style-name="ce4" office:value-type="float" office:value="0.890202325">
            <text:p>0.89</text:p>
          </table:table-cell>
          <table:table-cell table:formula="of:=[.F46]/[.C46]*1000" office:value-type="float" office:value="0.890202325">
            <text:p>0.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2.709870674">
            <text:p>2.71</text:p>
          </table:table-cell>
          <table:table-cell table:formula="of:=[.F47]/[.C47]*1000" office:value-type="float" office:value="2.709870674">
            <text:p>2.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string">
            <text:p><text:s/>List.create + list.items.create</text:p>
          </table:table-cell>
          <table:table-cell office:value-type="float" office:value="20.720626594">
            <text:p>20.72</text:p>
          </table:table-cell>
          <table:table-cell table:formula="of:=[.F48]/[.C48]*1000" office:value-type="float" office:value="20.720626594">
            <text:p>20.72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1:40:28</meta:creation-date>
    <dc:date>2012-07-28T12:35:40</dc:date>
    <meta:editing-duration>PT40M2S</meta:editing-duration>
    <meta:editing-cycles>14</meta:editing-cycles>
    <meta:generator>LibreOffice/3.5$Linux_X86_64 LibreOffice_project/350m1$Build-2</meta:generator>
    <meta:document-statistic meta:table-count="3" meta:cell-count="302" meta:object-count="0"/>
  </office:meta>
</office:document-meta>
</file>